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1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7.405cm" svg:y="6.766cm">
            <draw:object draw:notify-on-update-of-ranges="Hoja1.B12:Hoja1.K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BehaviorSpace results (NetLogo 5.0.3)</text:p>
          </table:table-cell>
          <table:table-cell table:number-columns-repeated="10"/>
        </table:table-row>
        <table:table-row table:style-name="ro1">
          <table:table-cell office:value-type="string">
            <text:p>telemarketers_2013_02_15.nlogo</text:p>
          </table:table-cell>
          <table:table-cell table:number-columns-repeated="10"/>
        </table:table-row>
        <table:table-row table:style-name="ro1">
          <table:table-cell office:value-type="string">
            <text:p>mediana-permanencia-varn-cant-inic-de-TLM</text:p>
          </table:table-cell>
          <table:table-cell table:number-columns-repeated="10"/>
        </table:table-row>
        <table:table-row table:style-name="ro1">
          <table:table-cell office:value-type="string">
            <text:p>02/19/2013 11:56:39:159 -0600</text:p>
          </table:table-cell>
          <table:table-cell table:number-columns-repeated="10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7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string">
            <text:p>[run number]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-num-marketer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[steps]</text:p>
          </table:table-cell>
          <table:table-cell table:number-columns-repeated="10" office:value-type="float" office:value="199">
            <text:p>1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[initial &amp; final values]</text:p>
          </table:table-cell>
          <table:table-cell table:number-columns-repeated="10" office:value-type="string">
            <text:p>median permanencias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document-statistic meta:table-count="1" meta:cell-count="6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4.188cm" style:legend-expansion="high" chart:style-name="ch2"/>
        <chart:plot-area chart:style-name="ch3" table:cell-range-address="Hoja1.B8:Hoja1.K8 Hoja1.B11:Hoja1.B11 Hoja1.B12:Hoja1.K12" chart:data-source-has-labels="row" svg:x="0.77cm" svg:y="0.855cm" svg:width="12.214cm" svg:height="7.545cm">
          <chartooo:coordinate-region svg:x="1.577cm" svg:y="1.067cm" svg:width="11.407cm" svg:height="6.236cm"/>
          <chart:axis chart:dimension="x" chart:name="primary-x" chart:style-name="ch4" chartooo:axis-type="auto">
            <chartooo:date-scale/>
            <chart:categories table:cell-range-address="Hoja1.B8:Hoja1.K8 Hoja1.B11:Hoja1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2:Hoja1.K1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 median permanencias</text:p>
                <text:list>
                  <text:list-item>
                    <text:p/>
                  </text:list-item>
                  <text:list-item>
                    <text:p>median permanencias</text:p>
                  </text:list-item>
                </text:list>
                <draw:g>
                  <svg:desc>Hoja1.B8:Hoja1.K8 Hoja1.B11:Hoja1.B11</svg:desc>
                </draw:g>
              </table:table-cell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0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0">
                <text:p>3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0">
                <text:p>4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0">
                <text:p>4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0">
                <text:p>5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ila 12</text:p>
                <draw:g>
                  <svg:desc/>
                </draw:g>
              </table:table-cell>
              <table:table-cell office:value-type="float" office:value="34">
                <text:p>34</text:p>
                <draw:g>
                  <svg:desc>Hoja1.B12:Hoja1.K12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